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6368"/>
    </style:style>
    <style:style style:name="P2" style:family="paragraph" style:parent-style-name="Standard">
      <style:text-properties officeooo:paragraph-rsid="0009c513"/>
    </style:style>
    <style:style style:name="P3" style:family="paragraph" style:parent-style-name="Text_20_body">
      <style:text-properties fo:font-style="normal" officeooo:paragraph-rsid="001f6655" style:font-style-asian="normal" style:font-style-complex="normal"/>
    </style:style>
    <style:style style:name="P4" style:family="paragraph" style:parent-style-name="Text_20_body">
      <style:text-properties fo:font-style="normal" officeooo:paragraph-rsid="0025a553" style:font-style-asian="normal" style:font-style-complex="normal"/>
    </style:style>
    <style:style style:name="P5" style:family="paragraph" style:parent-style-name="Text_20_body">
      <style:text-properties officeooo:paragraph-rsid="0029c9e7"/>
    </style:style>
    <style:style style:name="P6" style:family="paragraph" style:parent-style-name="Heading_20_1">
      <style:text-properties officeooo:rsid="00050d9d"/>
    </style:style>
    <style:style style:name="P7" style:family="paragraph" style:parent-style-name="Text_20_body">
      <style:text-properties fo:font-style="italic" officeooo:rsid="001f6655" officeooo:paragraph-rsid="001f6655" style:font-style-asian="italic" style:font-style-complex="italic"/>
    </style:style>
    <style:style style:name="P8" style:family="paragraph" style:parent-style-name="Text_20_body" style:list-style-name="L2">
      <style:text-properties fo:font-style="italic" officeooo:paragraph-rsid="002267dc" style:font-style-asian="italic" style:font-style-complex="italic"/>
    </style:style>
    <style:style style:name="P9" style:family="paragraph" style:parent-style-name="Text_20_body">
      <style:text-properties fo:font-style="normal" officeooo:rsid="001fd577" officeooo:paragraph-rsid="001f6655" style:font-style-asian="normal" style:font-style-complex="normal"/>
    </style:style>
    <style:style style:name="P10" style:family="paragraph" style:parent-style-name="Text_20_body" style:list-style-name="L2">
      <style:text-properties fo:font-style="normal" officeooo:paragraph-rsid="0023ef30" style:font-style-asian="normal" style:font-style-complex="normal"/>
    </style:style>
    <style:style style:name="P11" style:family="paragraph" style:parent-style-name="Text_20_body">
      <style:text-properties fo:font-style="normal" officeooo:rsid="0025a553" officeooo:paragraph-rsid="0025a553" style:font-style-asian="normal" style:font-style-complex="normal"/>
    </style:style>
    <style:style style:name="P12" style:family="paragraph" style:parent-style-name="Text_20_body">
      <style:text-properties fo:font-style="normal" officeooo:rsid="0026e559" officeooo:paragraph-rsid="0025a553" style:font-style-asian="normal" style:font-style-complex="normal"/>
    </style:style>
    <style:style style:name="P13" style:family="paragraph" style:parent-style-name="Text_20_body">
      <style:text-properties officeooo:rsid="002900b3"/>
    </style:style>
    <style:style style:name="P14" style:family="paragraph" style:parent-style-name="Text_20_body">
      <style:text-properties officeooo:rsid="002c1226" officeooo:paragraph-rsid="0029c9e7"/>
    </style:style>
    <style:style style:name="P15" style:family="paragraph" style:parent-style-name="Text_20_body">
      <style:text-properties officeooo:rsid="002c1226" officeooo:paragraph-rsid="002c1226"/>
    </style:style>
    <style:style style:name="P16" style:family="paragraph" style:parent-style-name="Text_20_body">
      <style:text-properties officeooo:rsid="002d80fc" officeooo:paragraph-rsid="002d80fc"/>
    </style:style>
    <style:style style:name="P17" style:family="paragraph" style:parent-style-name="Text_20_body">
      <style:text-properties officeooo:rsid="002d80fc" officeooo:paragraph-rsid="0030a336"/>
    </style:style>
    <style:style style:name="P18" style:family="paragraph" style:parent-style-name="Text_20_body">
      <style:text-properties officeooo:paragraph-rsid="00328d97"/>
    </style:style>
    <style:style style:name="P19" style:family="paragraph" style:parent-style-name="Text_20_body">
      <style:text-properties officeooo:paragraph-rsid="003522a7"/>
    </style:style>
    <style:style style:name="P20" style:family="paragraph" style:parent-style-name="Text_20_body" style:list-style-name="L3">
      <style:text-properties officeooo:paragraph-rsid="003601c4"/>
    </style:style>
    <style:style style:name="P21" style:family="paragraph" style:parent-style-name="Text_20_body" style:list-style-name="L3">
      <style:text-properties officeooo:paragraph-rsid="0037dab7"/>
    </style:style>
    <style:style style:name="P22" style:family="paragraph" style:parent-style-name="Text_20_body">
      <style:text-properties officeooo:paragraph-rsid="00380317"/>
    </style:style>
    <style:style style:name="P23" style:family="paragraph" style:parent-style-name="Text_20_body">
      <style:text-properties officeooo:paragraph-rsid="003a8732"/>
    </style:style>
    <style:style style:name="P24" style:family="paragraph" style:parent-style-name="Text_20_body">
      <style:text-properties officeooo:paragraph-rsid="003b06f2"/>
    </style:style>
    <style:style style:name="P25" style:family="paragraph" style:parent-style-name="Text_20_body">
      <style:text-properties officeooo:paragraph-rsid="003cde2d"/>
    </style:style>
    <style:style style:name="P26" style:family="paragraph" style:parent-style-name="Text_20_body">
      <style:text-properties officeooo:paragraph-rsid="003d4f89"/>
    </style:style>
    <style:style style:name="P27" style:family="paragraph" style:parent-style-name="Text_20_body">
      <style:text-properties officeooo:paragraph-rsid="003ecdf5"/>
    </style:style>
    <style:style style:name="P28" style:family="paragraph" style:parent-style-name="Text_20_body">
      <style:text-properties officeooo:paragraph-rsid="00476718"/>
    </style:style>
    <style:style style:name="P29" style:family="paragraph" style:parent-style-name="Standard">
      <style:text-properties officeooo:rsid="00050d9d" officeooo:paragraph-rsid="00050d9d"/>
    </style:style>
    <style:style style:name="P30" style:family="paragraph" style:parent-style-name="Standard">
      <style:text-properties officeooo:rsid="0007341a" officeooo:paragraph-rsid="0007341a"/>
    </style:style>
    <style:style style:name="P31" style:family="paragraph" style:parent-style-name="Standard" style:list-style-name="L1">
      <style:text-properties officeooo:paragraph-rsid="0007d38e"/>
    </style:style>
    <style:style style:name="P32" style:family="paragraph" style:parent-style-name="Standard" style:list-style-name="L1">
      <style:text-properties fo:font-style="normal" officeooo:paragraph-rsid="000d4a31" style:font-style-asian="normal" style:font-style-complex="normal"/>
    </style:style>
    <style:style style:name="P33" style:family="paragraph" style:parent-style-name="Standard" style:list-style-name="L1">
      <style:text-properties fo:font-style="normal" officeooo:paragraph-rsid="0010b270" style:font-style-asian="normal" style:font-style-complex="normal"/>
    </style:style>
    <style:style style:name="P34" style:family="paragraph" style:parent-style-name="Standard" style:list-style-name="L1">
      <style:text-properties fo:font-style="normal" officeooo:paragraph-rsid="0027ee00" style:font-style-asian="normal" style:font-style-complex="normal"/>
    </style:style>
    <style:style style:name="P35" style:family="paragraph" style:parent-style-name="Standard" style:list-style-name="L1">
      <style:text-properties fo:font-style="normal" officeooo:paragraph-rsid="00123aaf" style:font-style-asian="normal" style:font-style-complex="normal"/>
    </style:style>
    <style:style style:name="P36" style:family="paragraph" style:parent-style-name="Standard" style:list-style-name="L1">
      <style:text-properties fo:font-style="normal" officeooo:paragraph-rsid="0013dabc" style:font-style-asian="normal" style:font-style-complex="normal"/>
    </style:style>
    <style:style style:name="P37" style:family="paragraph" style:parent-style-name="Standard" style:list-style-name="L1">
      <style:text-properties fo:font-style="normal" officeooo:rsid="0013dabc" officeooo:paragraph-rsid="0014f09a" style:font-style-asian="normal" style:font-style-complex="normal"/>
    </style:style>
    <style:style style:name="P38" style:family="paragraph" style:parent-style-name="Standard">
      <style:text-properties officeooo:rsid="00177c7f" officeooo:paragraph-rsid="00177c7f"/>
    </style:style>
    <style:style style:name="P39" style:family="paragraph" style:parent-style-name="Standard">
      <style:text-properties officeooo:rsid="001dca77" officeooo:paragraph-rsid="001dca77"/>
    </style:style>
    <style:style style:name="P40" style:family="paragraph" style:parent-style-name="Standard" style:list-style-name="L1">
      <style:paragraph-properties fo:margin-left="2.501cm" fo:margin-right="0cm" fo:text-indent="-0.635cm" style:auto-text-indent="false"/>
      <style:text-properties fo:font-style="normal" officeooo:paragraph-rsid="0014f09a" style:font-style-asian="normal" style:font-style-complex="normal"/>
    </style:style>
    <style:style style:name="P41" style:family="paragraph" style:parent-style-name="Standard" style:list-style-name="L1">
      <style:paragraph-properties fo:margin-left="2.501cm" fo:margin-right="0cm" fo:text-indent="-0.635cm" style:auto-text-indent="false"/>
      <style:text-properties officeooo:paragraph-rsid="00177c7f"/>
    </style:style>
    <style:style style:name="P42" style:family="paragraph" style:parent-style-name="Heading_20_2">
      <style:text-properties officeooo:rsid="0007341a"/>
    </style:style>
    <style:style style:name="P43" style:family="paragraph" style:parent-style-name="Heading_20_2">
      <style:text-properties fo:font-style="italic" officeooo:rsid="001f6655" officeooo:paragraph-rsid="001f6655" style:font-style-asian="italic" style:font-style-complex="italic"/>
    </style:style>
    <style:style style:name="P44" style:family="paragraph" style:parent-style-name="Heading_20_2">
      <style:text-properties officeooo:rsid="002900b3"/>
    </style:style>
    <style:style style:name="P45" style:family="paragraph" style:parent-style-name="Heading_20_2" style:list-style-name=""/>
    <style:style style:name="P46" style:family="paragraph" style:parent-style-name="Heading_20_2">
      <style:paragraph-properties fo:break-before="page"/>
    </style:style>
    <style:style style:name="T1" style:family="text">
      <style:text-properties officeooo:rsid="0007d38e"/>
    </style:style>
    <style:style style:name="T2" style:family="text">
      <style:text-properties fo:font-style="italic" officeooo:rsid="0007d38e" style:font-style-asian="italic" style:font-style-complex="italic"/>
    </style:style>
    <style:style style:name="T3" style:family="text">
      <style:text-properties fo:font-style="italic" officeooo:rsid="0009c513" style:font-style-asian="italic" style:font-style-complex="italic"/>
    </style:style>
    <style:style style:name="T4" style:family="text">
      <style:text-properties fo:font-style="italic" officeooo:rsid="000f3a4a" style:font-style-asian="italic" style:font-style-complex="italic"/>
    </style:style>
    <style:style style:name="T5" style:family="text">
      <style:text-properties fo:font-style="italic" officeooo:rsid="001055d5" style:font-style-asian="italic" style:font-style-complex="italic"/>
    </style:style>
    <style:style style:name="T6" style:family="text">
      <style:text-properties fo:font-style="italic" officeooo:rsid="0010b270" style:font-style-asian="italic" style:font-style-complex="italic"/>
    </style:style>
    <style:style style:name="T7" style:family="text">
      <style:text-properties fo:font-style="italic" officeooo:rsid="00123aaf" style:font-style-asian="italic" style:font-style-complex="italic"/>
    </style:style>
    <style:style style:name="T8" style:family="text">
      <style:text-properties fo:font-style="italic" officeooo:rsid="0013dabc" style:font-style-asian="italic" style:font-style-complex="italic"/>
    </style:style>
    <style:style style:name="T9" style:family="text">
      <style:text-properties fo:font-style="italic" officeooo:rsid="0014f09a" style:font-style-asian="italic" style:font-style-complex="italic"/>
    </style:style>
    <style:style style:name="T10" style:family="text">
      <style:text-properties fo:font-style="italic" officeooo:rsid="0015a41f" style:font-style-asian="italic" style:font-style-complex="italic"/>
    </style:style>
    <style:style style:name="T11" style:family="text">
      <style:text-properties fo:font-style="italic" officeooo:rsid="0023ef30" style:font-style-asian="italic" style:font-style-complex="italic"/>
    </style:style>
    <style:style style:name="T12" style:family="text">
      <style:text-properties fo:font-style="italic" officeooo:rsid="0027ee00" style:font-style-asian="italic" style:font-style-complex="italic"/>
    </style:style>
    <style:style style:name="T13" style:family="text">
      <style:text-properties fo:font-style="italic" officeooo:rsid="003522a7" style:font-style-asian="italic" style:font-style-complex="italic"/>
    </style:style>
    <style:style style:name="T14" style:family="text">
      <style:text-properties fo:font-style="italic" officeooo:rsid="003601c4" style:font-style-asian="italic" style:font-style-complex="italic"/>
    </style:style>
    <style:style style:name="T15" style:family="text">
      <style:text-properties fo:font-style="italic" officeooo:rsid="0037dab7" style:font-style-asian="italic" style:font-style-complex="italic"/>
    </style:style>
    <style:style style:name="T16" style:family="text">
      <style:text-properties fo:font-style="italic" officeooo:rsid="003a2d91" style:font-style-asian="italic" style:font-style-complex="italic"/>
    </style:style>
    <style:style style:name="T17" style:family="text">
      <style:text-properties officeooo:rsid="0009c513"/>
    </style:style>
    <style:style style:name="T18" style:family="text">
      <style:text-properties officeooo:rsid="000a335f"/>
    </style:style>
    <style:style style:name="T19" style:family="text">
      <style:text-properties officeooo:rsid="000d4a31"/>
    </style:style>
    <style:style style:name="T20" style:family="text">
      <style:text-properties officeooo:rsid="000f3a4a"/>
    </style:style>
    <style:style style:name="T21" style:family="text">
      <style:text-properties officeooo:rsid="001055d5"/>
    </style:style>
    <style:style style:name="T22" style:family="text">
      <style:text-properties officeooo:rsid="0010b270"/>
    </style:style>
    <style:style style:name="T23" style:family="text">
      <style:text-properties fo:font-style="normal" officeooo:rsid="0014f09a" style:font-style-asian="normal" style:font-style-complex="normal"/>
    </style:style>
    <style:style style:name="T24" style:family="text">
      <style:text-properties fo:font-style="normal" officeooo:rsid="001055d5" style:font-style-asian="normal" style:font-style-complex="normal"/>
    </style:style>
    <style:style style:name="T25" style:family="text">
      <style:text-properties fo:font-style="normal" officeooo:rsid="00203424" style:font-style-asian="normal" style:font-style-complex="normal"/>
    </style:style>
    <style:style style:name="T26" style:family="text">
      <style:text-properties fo:font-style="normal" officeooo:rsid="00214bd3" style:font-style-asian="normal" style:font-style-complex="normal"/>
    </style:style>
    <style:style style:name="T27" style:family="text">
      <style:text-properties fo:font-style="normal" officeooo:rsid="002267dc" style:font-style-asian="normal" style:font-style-complex="normal"/>
    </style:style>
    <style:style style:name="T28" style:family="text">
      <style:text-properties fo:font-style="normal" officeooo:rsid="003a2d91" style:font-style-asian="normal" style:font-style-complex="normal"/>
    </style:style>
    <style:style style:name="T29" style:family="text">
      <style:text-properties fo:font-style="normal" officeooo:rsid="003a8732" style:font-style-asian="normal" style:font-style-complex="normal"/>
    </style:style>
    <style:style style:name="T30" style:family="text">
      <style:text-properties fo:font-style="normal" officeooo:rsid="003b06f2" style:font-style-asian="normal" style:font-style-complex="normal"/>
    </style:style>
    <style:style style:name="T31" style:family="text">
      <style:text-properties fo:font-style="normal" officeooo:rsid="003cde2d" style:font-style-asian="normal" style:font-style-complex="normal"/>
    </style:style>
    <style:style style:name="T32" style:family="text">
      <style:text-properties fo:font-style="normal" officeooo:rsid="003d4f89" style:font-style-asian="normal" style:font-style-complex="normal"/>
    </style:style>
    <style:style style:name="T33" style:family="text">
      <style:text-properties fo:font-style="normal" officeooo:rsid="003ecdf5" style:font-style-asian="normal" style:font-style-complex="normal"/>
    </style:style>
    <style:style style:name="T34" style:family="text">
      <style:text-properties fo:font-style="normal" officeooo:rsid="0040957f" style:font-style-asian="normal" style:font-style-complex="normal"/>
    </style:style>
    <style:style style:name="T35" style:family="text">
      <style:text-properties fo:font-style="normal" officeooo:rsid="00416789" style:font-style-asian="normal" style:font-style-complex="normal"/>
    </style:style>
    <style:style style:name="T36" style:family="text">
      <style:text-properties fo:font-style="normal" officeooo:rsid="0045a673" style:font-style-asian="normal" style:font-style-complex="normal"/>
    </style:style>
    <style:style style:name="T37" style:family="text">
      <style:text-properties fo:font-style="normal" officeooo:rsid="00476718" style:font-style-asian="normal" style:font-style-complex="normal"/>
    </style:style>
    <style:style style:name="T38" style:family="text">
      <style:text-properties officeooo:rsid="00123aaf"/>
    </style:style>
    <style:style style:name="T39" style:family="text">
      <style:text-properties officeooo:rsid="0013dabc"/>
    </style:style>
    <style:style style:name="T40" style:family="text">
      <style:text-properties officeooo:rsid="0014f09a"/>
    </style:style>
    <style:style style:name="T41" style:family="text">
      <style:text-properties officeooo:rsid="001f6655"/>
    </style:style>
    <style:style style:name="T42" style:family="text">
      <style:text-properties officeooo:rsid="001fd577"/>
    </style:style>
    <style:style style:name="T43" style:family="text">
      <style:text-properties officeooo:rsid="00214bd3"/>
    </style:style>
    <style:style style:name="T44" style:family="text">
      <style:text-properties officeooo:rsid="0023ef30"/>
    </style:style>
    <style:style style:name="T45" style:family="text">
      <style:text-properties officeooo:rsid="0025a553"/>
    </style:style>
    <style:style style:name="T46" style:family="text">
      <style:text-properties officeooo:rsid="0026e559"/>
    </style:style>
    <style:style style:name="T47" style:family="text">
      <style:text-properties officeooo:rsid="0027ee00"/>
    </style:style>
    <style:style style:name="T48" style:family="text">
      <style:text-properties officeooo:rsid="0029c9e7"/>
    </style:style>
    <style:style style:name="T49" style:family="text">
      <style:text-properties officeooo:rsid="002a5402"/>
    </style:style>
    <style:style style:name="T50" style:family="text">
      <style:text-properties officeooo:rsid="002c1226"/>
    </style:style>
    <style:style style:name="T51" style:family="text">
      <style:text-properties officeooo:rsid="002df8b8"/>
    </style:style>
    <style:style style:name="T52" style:family="text">
      <style:text-properties officeooo:rsid="002f753b"/>
    </style:style>
    <style:style style:name="T53" style:family="text">
      <style:text-properties officeooo:rsid="0030a336"/>
    </style:style>
    <style:style style:name="T54" style:family="text">
      <style:text-properties officeooo:rsid="00328d97"/>
    </style:style>
    <style:style style:name="T55" style:family="text">
      <style:text-properties officeooo:rsid="003488a4"/>
    </style:style>
    <style:style style:name="T56" style:family="text">
      <style:text-properties officeooo:rsid="003522a7"/>
    </style:style>
    <style:style style:name="T57" style:family="text">
      <style:text-properties officeooo:rsid="003601c4"/>
    </style:style>
    <style:style style:name="T58" style:family="text">
      <style:text-properties officeooo:rsid="0037dab7"/>
    </style:style>
    <style:style style:name="T59" style:family="text">
      <style:text-properties officeooo:rsid="00380317"/>
    </style:style>
    <style:style style:name="T60" style:family="text">
      <style:text-properties officeooo:rsid="0038485b"/>
    </style:style>
    <style:style style:name="T61" style:family="text">
      <style:text-properties officeooo:rsid="003a2d91"/>
    </style:style>
    <style:style style:name="T62" style:family="text">
      <style:text-properties officeooo:rsid="003d4f89"/>
    </style:style>
    <style:style style:name="T63" style:family="text">
      <style:text-properties officeooo:rsid="004095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Ruby on Rails</text:h>
      <text:p text:style-name="P29"/>
      <text:p text:style-name="P1"><text:span text:style-name="T51">For years I have been building applications using C#. In recent years I have taken a keen interest in Ruby and Rails. I thought that I would blog about how to get started to make it easier for me remember. </text:span><text:span text:style-name="T52">Hopefully you get a kick out of it.</text:span></text:p>
      <text:h text:style-name="P42" text:outline-level="2">Getting Started</text:h>
      <text:p text:style-name="P30"/>
      <text:p text:style-name="P2"><text:span text:style-name="T17">To get started is very easy. Perform the </text:span><text:span text:style-name="T18">following</text:span><text:span text:style-name="T17"> steps:</text:span></text:p>
      <text:list xml:id="list2083763428" text:style-name="L1">
        <text:list-item>
          <text:p text:style-name="P31"><text:span text:style-name="T1">Run r</text:span><text:span text:style-name="T2">ails new </text:span><text:span text:style-name="T3">&lt;application_name&gt;</text:span><text:span text:style-name="T2"> -T</text:span><text:span text:style-name="T1">. The -T option means </text:span><text:span text:style-name="T2">[--skip-test-unit] <text:s/># Skip Test::Unit files</text:span></text:p>
        </text:list-item>
        <text:list-item>
          <text:p text:style-name="P32"><text:span text:style-name="T19">Go to the </text:span><text:span text:style-name="T20">application that you created </text:span><text:span text:style-name="T4">cd &lt;application_name</text:span></text:p>
        </text:list-item>
        <text:list-item>
          <text:p text:style-name="P33"><text:span text:style-name="T21">Edit your Gemfile and add the following to the file:<text:line-break/></text:span><text:span text:style-name="T5">group :development do <text:line-break/> gem 'rspec-rails' <text:line-break/>end</text:span></text:p>
        </text:list-item>
        <text:list-item>
          <text:p text:style-name="P34"><text:span text:style-name="T47">Since I don't like plain old HTML I prefer to use </text:span><text:a xlink:type="simple" xlink:href="https://github.com/slim-template/slim"><text:span text:style-name="T47">Slim</text:span></text:a><text:span text:style-name="T47">. To make sure rails uses this template engine add the following to your Gemfile </text:span><text:span text:style-name="T12">gem "slim-rails"</text:span></text:p>
        </text:list-item>
        <text:list-item>
          <text:p text:style-name="P35"><text:span text:style-name="T22">Make sure now you run </text:span><text:span text:style-name="T6">bundle install</text:span><text:span text:style-name="T22"> to make sure your new gem is up</text:span></text:p>
        </text:list-item>
        <text:list-item>
          <text:p text:style-name="P35"><text:span text:style-name="T38">To get RSpec run the following command </text:span><text:span text:style-name="T7">rails generate rspec:install</text:span></text:p>
        </text:list-item>
        <text:list-item>
          <text:p text:style-name="P36"><text:span text:style-name="T39">Run </text:span><text:span text:style-name="T8">rails server </text:span><text:span text:style-name="T39">and go to </text:span><text:a xlink:type="simple" xlink:href="http://localhost:3000/"><text:span text:style-name="T39">http://localhost:3000/</text:span></text:a><text:span text:style-name="T39"> to make sure everything is ruinning</text:span></text:p>
        </text:list-item>
        <text:list-item>
          <text:p text:style-name="P37">Once you are happy lets get it in version control: </text:p>
        </text:list-item>
        <text:list-item>
          <text:p text:style-name="P40"><text:span text:style-name="T40">Run </text:span><text:span text:style-name="T9">git init .</text:span></text:p>
        </text:list-item>
        <text:list-item>
          <text:p text:style-name="P40"><text:span text:style-name="T40">Run</text:span><text:span text:style-name="T9"> git add -A</text:span></text:p>
        </text:list-item>
        <text:list-item>
          <text:p text:style-name="P41"><text:span text:style-name="T23">Run</text:span><text:span text:style-name="T9"> </text:span><text:span text:style-name="T10">git commit -m "Initial commit”</text:span><text:span text:style-name="T24"><text:line-break/></text:span></text:p>
        </text:list-item>
      </text:list>
      <text:p text:style-name="P38">How easy was that.</text:p>
      <text:p text:style-name="P39"/>
      <text:h text:style-name="P43" text:outline-level="2">Scaffolding</text:h>
      <text:p text:style-name="P7"/>
      <text:p text:style-name="P3"><text:span text:style-name="T41">Rails uses the concept of scaffolding. Think of it as a way to generate some code for us. To get started we can create a </text:span><text:span text:style-name="T42">new Post model</text:span></text:p>
      <text:p text:style-name="P9"/>
      <text:list xml:id="list2130034216" text:style-name="L2">
        <text:list-item>
          <text:p text:style-name="P8"><text:span text:style-name="T42">rails generate scaffold Post name:string title:string content:text. </text:span><text:span text:style-name="T25">This is such a powerful command as it goes and creates a new model, view, controller, specs and a db migration. </text:span></text:p>
        </text:list-item>
        <text:list-item>
          <text:p text:style-name="P8"><text:span text:style-name="T26">To make sure we create a the data in the database lets run the migration </text:span><text:span text:style-name="T27">run </text:span><text:span text:style-name="T43">rake </text:span><text:a xlink:type="simple" xlink:href="db:migrate"><text:span text:style-name="T43">db:migrate</text:span></text:a></text:p>
        </text:list-item>
        <text:list-item>
          <text:p text:style-name="P10"><text:span text:style-name="T44">Lets make sure that it all works by running </text:span><text:span text:style-name="T11">rails server</text:span></text:p>
        </text:list-item>
        <text:list-item>
          <text:p text:style-name="P10"><text:span text:style-name="T44">Go to </text:span><text:a xlink:type="simple" xlink:href="http://127.0.0.1:3000/posts"><text:span text:style-name="T44">http://127.0.0.1:3000/posts</text:span></text:a><text:span text:style-name="T44"> and play around with it</text:span></text:p>
        </text:list-item>
      </text:list>
      <text:p text:style-name="P11"/>
      <text:p text:style-name="P4"><text:span text:style-name="T45">How easy was that to create a new Post model that has a view, controller </text:span><text:span text:style-name="T46">that saves to the database.</text:span></text:p>
      <text:p text:style-name="P12"/>
      <text:p text:style-name="P12"/>
      <text:p text:style-name="P12"/>
      <text:h text:style-name="P44" text:outline-level="2"><text:soft-page-break/>Testing</text:h>
      <text:p text:style-name="P13"/>
      <text:p text:style-name="P5"><text:span text:style-name="T48">As anyone that knows me </text:span><text:span text:style-name="T63">knows </text:span><text:span text:style-name="T48">I am a huge advocate of Behaviour Driven Development. </text:span><text:span text:style-name="T49">The thing I love about ruby is that it makes it so easy. </text:span><text:span text:style-name="T50">So let's write a test. Open up post_spec.rb and add this test</text:span></text:p>
      <text:p text:style-name="P14"/>
      <text:p text:style-name="P15">it 'should not save post without title' do</text:p>
      <text:p text:style-name="P15"><text:s text:c="4"/>post = Post.new</text:p>
      <text:p text:style-name="P15"><text:s text:c="4"/>expect(post.save).should be_false</text:p>
      <text:p text:style-name="P15">end</text:p>
      <text:p text:style-name="P15"/>
      <text:p text:style-name="P16">To implement the solution we will add the following to the Post model and add</text:p>
      <text:p text:style-name="P16"/>
      <text:p text:style-name="P16">validates :title, :presence =&gt; true</text:p>
      <text:p text:style-name="P16"/>
      <text:p text:style-name="P17"><text:span text:style-name="T53">Pretty easy, for more information please look at this excellent guide on </text:span><text:a xlink:type="simple" xlink:href="http://guides.rubyonrails.org/testing.html"><text:span text:style-name="T53">testing</text:span></text:a><text:span text:style-name="T53">.</text:span></text:p>
      <text:p text:style-name="P17"><text:span text:style-name="T53"/></text:p>
      <text:h text:style-name="Heading_20_2" text:outline-level="2"><text:span text:style-name="T53">Configuration</text:span></text:h>
      <text:p text:style-name="Text_20_body"><text:span text:style-name="T53"/></text:p>
      <text:p text:style-name="P18"><text:span text:style-name="T54">Configuration in rails is done through code and using </text:span><text:a xlink:type="simple" xlink:href="http://en.wikipedia.org/wiki/YAML"><text:span text:style-name="T54">YAML</text:span></text:a><text:span text:style-name="T54"> files. </text:span><text:span text:style-name="T55">It follows a concept of </text:span><text:a xlink:type="simple" xlink:href="http://en.wikipedia.org/wiki/Convention_over_configuration"><text:span text:style-name="T55">Convention over Configuration</text:span></text:a><text:span text:style-name="T55">, which I agree with very much. Most .NET applications suffer from a massive amount of configuration, I'm looking at you WCF.</text:span></text:p>
      <text:p text:style-name="P18"><text:span text:style-name="T55"/></text:p>
      <text:p text:style-name="P19"><text:span text:style-name="T56">In your rails application all configuration is stored in the </text:span><text:span text:style-name="T13">config</text:span><text:span text:style-name="T56"> folder. </text:span><text:span text:style-name="T57">The most common configuration that you will deal with is:</text:span></text:p>
      <text:p text:style-name="P19"><text:span text:style-name="T57"/></text:p>
      <text:list xml:id="list966457605" text:style-name="L3">
        <text:list-item>
          <text:p text:style-name="P20"><text:span text:style-name="T14">config/application.rb</text:span><text:span text:style-name="T57"> – Contains all the application configuration. Rather than putting everything in this file it is recommended to add all of your changes to </text:span><text:span text:style-name="T14">config/initializers</text:span><text:span text:style-name="T57"> folder</text:span></text:p>
        </text:list-item>
        <text:list-item>
          <text:p text:style-name="P21"><text:span text:style-name="T15">config/environments/*</text:span><text:span text:style-name="T58"> - Contains environment specific configuration. This configuration takes precedence to the application configuration.</text:span></text:p>
        </text:list-item>
      </text:list>
      <text:p text:style-name="P22"><text:span text:style-name="T59"/></text:p>
      <text:p text:style-name="P22"><text:span text:style-name="T59">For more information on configuration, this </text:span><text:a xlink:type="simple" xlink:href="http://guides.rubyonrails.org/configuring.html"><text:span text:style-name="T59">guide</text:span></text:a><text:span text:style-name="T59"> will help you out.</text:span></text:p>
      <text:p text:style-name="P22"><text:span text:style-name="T59"/></text:p>
      <text:h text:style-name="P45" text:outline-level="2"><text:span text:style-name="T60"/></text:h>
      <text:h text:style-name="P46" text:outline-level="2"><text:span text:style-name="T60">Migrations</text:span></text:h>
      <text:p text:style-name="Text_20_body"><text:span text:style-name="T60"/></text:p>
      <text:p text:style-name="P26"><text:span text:style-name="T61">Rails abstracts the database nicely by introducing us to a concept of migrations. Think of it as a way to version your database. When you generate a model </text:span><text:span text:style-name="T62">by running:</text:span></text:p>
      <text:p text:style-name="P26"><text:span text:style-name="T16">rails generate model Product name:string description:text</text:span></text:p>
      <text:p text:style-name="P26"><text:span text:style-name="T28"/></text:p>
      <text:p text:style-name="P26"><text:span text:style-name="T32">R</text:span><text:span text:style-name="T28">ails will create a file under the </text:span><text:span text:style-name="T16">db/migrations folder. </text:span><text:span text:style-name="T29">This migration will look like:</text:span></text:p>
      <text:p text:style-name="P26"><text:span text:style-name="T29"/></text:p>
      <text:p text:style-name="P23"><text:span text:style-name="T29">class CreateProducts &lt; ActiveRecord::Migration</text:span></text:p>
      <text:p text:style-name="P23"><text:span text:style-name="T29"><text:s text:c="2"/>def change</text:span></text:p>
      <text:p text:style-name="P23"><text:span text:style-name="T29"><text:s text:c="4"/>create_table :products do |t|</text:span></text:p>
      <text:p text:style-name="P23"><text:span text:style-name="T29"><text:s text:c="6"/>t.string :name</text:span></text:p>
      <text:p text:style-name="P23"><text:span text:style-name="T29"><text:s text:c="6"/>t.text :description</text:span></text:p>
      <text:p text:style-name="P23"><text:span text:style-name="T29"><text:s text:c="6"/>t.timestamps</text:span></text:p>
      <text:p text:style-name="P23"><text:span text:style-name="T29"><text:s text:c="4"/>end</text:span></text:p>
      <text:p text:style-name="P23"><text:span text:style-name="T29"><text:s text:c="2"/>end</text:span></text:p>
      <text:p text:style-name="P23"><text:span text:style-name="T29">end</text:span></text:p>
      <text:p text:style-name="P23"><text:span text:style-name="T29"/></text:p>
      <text:p text:style-name="P24"><text:span text:style-name="T30">This is just a template and it is encouraged that you change it. As you should be thinking about the queries that you will be making against this model.</text:span></text:p>
      <text:p text:style-name="P24"><text:span text:style-name="T30"/></text:p>
      <text:p text:style-name="P25"><text:span text:style-name="T31">More information can be found </text:span><text:a xlink:type="simple" xlink:href="http://guides.rubyonrails.org/migrations.html"><text:span text:style-name="T31">here</text:span></text:a><text:span text:style-name="T31">.</text:span></text:p>
      <text:p text:style-name="P25"><text:span text:style-name="T31"/></text:p>
      <text:h text:style-name="Heading_20_2" text:outline-level="2"><text:span text:style-name="T33">Final Thoughts</text:span></text:h>
      <text:p text:style-name="Text_20_body"><text:span text:style-name="T33"/></text:p>
      <text:p text:style-name="P27"><text:span text:style-name="T33">As you can see Ruby on Rails is a fantastic platform. Though realise that it is very opinionated, which is not a bad thing. </text:span><text:span text:style-name="T34">What I love about rails is how easy it is to get going and testing is not an after thought. </text:span><text:span text:style-name="T35">There is a lot more to rails which I will explore by writing an </text:span><text:a xlink:type="simple" xlink:href="https://github.com/alexfalkowski/lean_projects"><text:span text:style-name="T35">application</text:span></text:a><text:span text:style-name="T35"> that allows me to explore the concepts of </text:span><text:a xlink:type="simple" xlink:href="http://alexfalkowski.blogspot.com/2013/03/lean-projects-part-2.html"><text:span text:style-name="T35">lean projects</text:span></text:a><text:span text:style-name="T35">.</text:span><text:span text:style-name="T34"> </text:span></text:p>
      <text:p text:style-name="P27"><text:span text:style-name="T34"/></text:p>
      <text:p text:style-name="P28"><text:span text:style-name="T36">To learn more about rails I recommend looking into the online </text:span><text:a xlink:type="simple" xlink:href="http://guides.rubyonrails.org/"><text:span text:style-name="T36">guides</text:span></text:a><text:span text:style-name="T36"> </text:span><text:span text:style-name="T37">or read a great book </text:span><text:a xlink:type="simple" xlink:href="http://pragprog.com/book/rails4/agile-web-development-with-rails"><text:span text:style-name="T37">Agile Web Development with Rails (4th edition)</text:span></text:a><text:span text:style-name="T3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1T19:31:46</meta:creation-date>
    <dc:date>2013-03-22T22:37:56</dc:date>
    <meta:editing-duration>PT4H8S</meta:editing-duration>
    <meta:editing-cycles>63</meta:editing-cycles>
    <meta:generator>LibreOffice/3.6$MacOSX_x86 LibreOffice_project/5b93205-6e6b3fc-7830f6d-c08ad66-1d9bf4</meta:generator>
    <meta:document-statistic meta:table-count="0" meta:image-count="0" meta:object-count="0" meta:page-count="3" meta:paragraph-count="56" meta:word-count="729" meta:character-count="4196" meta:non-whitespace-character-count="3495"/>
  </office:meta>
</office:document-meta>
</file>